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5d6d2" officeooo:paragraph-rsid="0015d6d2"/>
    </style:style>
    <style:style style:name="P2" style:family="paragraph" style:parent-style-name="Standard">
      <style:paragraph-properties fo:text-align="justify" style:justify-single-word="false"/>
      <style:text-properties fo:font-style="italic" officeooo:rsid="0015d6d2" officeooo:paragraph-rsid="0015d6d2" style:font-style-asian="italic" style:font-style-complex="italic"/>
    </style:style>
    <style:style style:name="P3" style:family="paragraph" style:parent-style-name="Footnote">
      <style:text-properties officeooo:rsid="001d7aaa" officeooo:paragraph-rsid="001d7aaa"/>
    </style:style>
    <style:style style:name="P4" style:family="paragraph" style:parent-style-name="Standard">
      <style:paragraph-properties fo:text-align="justify" style:justify-single-word="false"/>
      <style:text-properties officeooo:rsid="0015d6d2" officeooo:paragraph-rsid="0015d6d2"/>
    </style:style>
    <style:style style:name="P5" style:family="paragraph" style:parent-style-name="Standard">
      <style:paragraph-properties fo:text-align="justify" style:justify-single-word="false"/>
      <style:text-properties officeooo:rsid="00209e52" officeooo:paragraph-rsid="00209e52"/>
    </style:style>
    <style:style style:name="T1" style:family="text">
      <style:text-properties officeooo:rsid="0017381a"/>
    </style:style>
    <style:style style:name="T2" style:family="text">
      <style:text-properties officeooo:rsid="0018bd55"/>
    </style:style>
    <style:style style:name="T3" style:family="text">
      <style:text-properties officeooo:rsid="001bd57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a propiedad intelectual en el terreno abstracto de los principios. ¿Es un derecho natural o un derecho positivo?. Consecuencias resultantes en uno y otro caso. Fundamentos jurídico-filosófico de la propiedad intelectual. Discusión acerca del término: propiedad intelectual. ¿Deberá ser ésta perpetua o temporal?. Expropiación de los derechos literarios por causa de utilidad pública. Preceptos <text:span text:style-name="T1">de las legislaciones italiana, mexicana e inglesa sobre el particular. ¿Es la propiedad intelectual un derecho personal o un derecho real. ¿Un derecho mueble o un derecho inmueble?. Disposiciones de algunas leyes <text:s/>extranjeras sobre el punto. Usufructo de los acreedores del autor sobre la propiedad intelectual perteneciente a este. Legislación comparada.</text:span></text:p>
      <text:p text:style-name="P1"/>
      <text:p text:style-name="P1"><text:tab/><text:span text:style-name="T2">Después de lo estudiado en los Capítulos anteriores, debemos ahora tratar en este Capítulo y en los siguientes de la propiedad literaria y de la artística, únicamente como división importantísima de la propiedad intelectual, investigando cuál sea su naturaleza en el dominio jurídico y su discusión en el terreno abstracto de los principios, y luego, cómo la considera el legislador venezolano; las diversas leyes por él dictadas desde 1839 hasta 1894, (todavía vigente); las convenciones de que ha sido objeto la propiedad literaria y la artística en dominio del Derecho Internacional Público; las legislaciones vigentes sobre la materia en algunas naciones, la solución de los cuales tocan al Derecho Internacional Privado.</text:span></text:p>
      <text:p text:style-name="P1"/>
      <text:p text:style-name="P1"><text:tab/><text:span text:style-name="T2">¿Que es la propiedad literaria? En definirla están acordes todos los expositores: es el derecho que corresponde al autor de una obra sobre las producciones de su genio o de su talento. Ya vimos atrás cómo este derecho es de reciente filiación. Adjudicamos a Inglaterra la primacía legislativa, en cuanto al tiempo, en punto a la propiedad literaria, y a España el honor de haber sido la primera nación que declaró la transmisibilidad del derecho literario a los herederos del autor. Francia se ufana de ser la primera que reconoció los derechos de los autores, pero basta comparar las fechas de las disposiciones legislativas de los tres países para decidir la controversia en favor de la Madre-Patria y de Inglaterra.</text:span></text:p>
      <text:p text:style-name="P1"/>
      <text:p text:style-name="P1"><text:tab/><text:span text:style-name="T2">Si bien los expositores no discrepan en cuanto a la definición de la propiedad intelectual, cesa el acuerdo cuando tratan sobre la naturaleza de este derecho. Para unos, es de derecho natural, es decir, anterior a todo reglamentación de la ley expresa y acreedora al respecto y a la garantía necesarios para su ejercicio, cualquiera que sea el lugar donde se encuentre su feliz poseedor. Para otros, el derecho literario o artístico no es sino una concesión del legislador que éste puede ampliar, modificar o limitar como plazca; para ellos no es sino una recompensa o indemnización que le poder social acuerda al autor de la obra por el servicio que le ha prestado publicándola, y le da el privilegio de publicación durante su vida y a los herederos o causahabientes por cierto tiempo después de la muerta de su antecesor o de su causante.</text:span></text:p>
      <text:p text:style-name="P1"/>
      <text:p text:style-name="P1"><text:tab/><text:span text:style-name="T3">Mucho se ha discutido entre los escritores, jurisconsultos y publicistas sobre el asunto. A primera vista parece ociosa la discusión y pueril el debate, hasta el punto de que un autor la califica de vana querella de palabras. Más, a poco de reflexionar, se viene en cuenta de que determinar la naturaleza del derecho de propiedad literaria o artística tiene grande importancia. Para llegar a esta conclusión es necesario fijarse en las consecuencias que se derivan según se clasifique aquel derecho como positivo o como natural. Si es un derecho natural, cuando el Juez haya de aplicar la ley de la materia deberá ser, en la interpretación de ésta, siempre favorable al autor, pues la ley no hace sino reglamentar un derecho preexistente. Como consecuencia de esta concepción del derecho de propiedad literaria o artística, debe admitirse que el autor de una obra merece la protección legal aún cuando no goce de los derechos civiles acordados por el legislador sólo a los regnícolas en algunos países, es decir, que no se somete el derecho intelectual a la condición de reciprocidad legislativa, diplomática ni consuetudinaria. Bastaría en este caso que el autor hubiese registrado su propiedad en el país de donde es originario para que su derecho fuera respetado y protegido contra la reproducción fraudulenta, si es </text:span><text:soft-page-break/><text:span text:style-name="T3">una obra literaria o artística; contra la indebida representación, si se trata de una obra dramática. Tal es el desideratum de la moderna ciencia internacional, según afirma el ilustre Pradier Foderé</text:span><text:span text:style-name="T3"><text:note text:id="ftn1" text:note-class="footnote"><text:note-citation>1</text:note-citation><text:note-body><text:p text:style-name="P3">Pradier Foderé. Trate de Droit International Public European et America. Tomo IV, n° 2221, pág. 1061</text:p></text:note-body></text:note></text:span><text:span text:style-name="T3">. Las leyes sobre propiedad intelectual, o las Convenciones sobre la misma, tendrían efecto retroactivo en el sentido de que se aplicarían sus disposiciones aún a las obras publicadas antes de la vigencia del Tratado o de la promulgación de la ley. Los caracteres <text:s/>especiales de los fraudes literarios o artísticos, serían determinados por la legislación interna de cada Estado y aquéllos servirían también para juzgar de las reproducciones ilícitas de una obra extranjera, hechas sobre el territorio del Estado. Nunca el derecho intelectual concedido a los autores de otra nacionalidad puede exceder del plano concedido a los autores nacionales, pues sería un absurdo hacer de mejor condición jurídica al forastero que al nativo, cuando lo natural es que gocen de iguales prerrogativas en punto a los derechos privados, pues es completamente irracional pretender que el hombre pierda sus derechos por la sola contingencia de una cambio de situación geográfica. El derecho de autorizar la traducción de la obra pertenece la autor durante cierto tiempo, el que debería contarse a partir del día de la publicación de aquélla; mas, si el autor renuncia tal derecho o si la traducción por él permitida no aparece en el plazo anterior, entonces, cualquiera puede traducir libremente la obra literaria o científica. El traductor adquiriría los mismos derechos que el autor, mas no podría oponerse a que otras personas tradujesen el original extranjero, pues lo contrario sería conceder al primero un privilegio exorbitante que carecería de fundamento lógico. La mayor parte de las consecuencias que acabamos de enumerar han sido elevadas a la categoría de preceptos legales en algunas naciones, y han encontrado sitio adecuado en varias de las numerosas Convenciones internacionales sobre propiedad intelectual. Como ejemplo directo, podemos citar la Convención de París, celebrada durante la Exposición de 1878, y como ejemplo indirecto el artículo 1° del Decreto francés de 28 de marzo de 1852, que dice: “La falsificación en el territorio francés de obras publicadas en el extranjero y mencionada en el artículo 425 del Código Penal, constituye un delito”. Dos eminentes juristas, italiano el uno (1), y americano el otro (2), han sostenido brillantemente los principios que hemos enunciado y los han incluido en el soñado Código Universal del derecho Internacional.</text:span></text:p>
      <text:p text:style-name="P1"/>
      <text:p text:style-name="P5">Si, al contrario, se considera el derecho intelectual como un derecho positivo, entonces, la interpretación del juzgador habría de ser, necesariamente, estrictísima y atender siempre más a la letra de la ley que al interés del autor. Considerando como derecho natural el derecho literario es una verdadera propiedad, con sus caracteres especiales. Si se lo considera como derecho positivo, viene a convertirse en un simple derecho de copia, reproducción o explotac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ermo Lengemann</meta:initial-creator>
    <meta:creation-date>2014-06-12T10:54:10.393545924</meta:creation-date>
    <dc:date>2014-06-25T12:56:28.021097111</dc:date>
    <dc:creator>Guillermo Lengemann</dc:creator>
    <meta:editing-duration>PT5M23S</meta:editing-duration>
    <meta:editing-cycles>5</meta:editing-cycles>
    <meta:generator>LibreOffice/4.2.4.2$Linux_X86_64 LibreOffice_project/63150712c6d317d27ce2db16eb94c2f3d7b699f8</meta:generator>
    <meta:document-statistic meta:table-count="0" meta:image-count="0" meta:object-count="0" meta:page-count="2" meta:paragraph-count="7" meta:word-count="1184" meta:character-count="7488" meta:non-whitespace-character-count="6305"/>
  </office:meta>
</office:document-meta>
</file>